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'Helvetica Neue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9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f1f1f" style:font-name="Google Sans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cm" fo:orphans="2" fo:widows="2"/>
      <style:text-properties fo:font-variant="normal" fo:text-transform="none" fo:color="#1f1f1f" style:font-name="Google Sans" fo:font-size="12pt" fo:letter-spacing="normal" fo:font-style="normal" fo:font-weight="normal"/>
    </style:style>
    <style:style style:name="P3" style:family="paragraph" style:parent-style-name="Text_20_body" style:list-style-name="L9">
      <style:paragraph-properties fo:margin-top="0cm" fo:margin-bottom="0cm" fo:text-align="start" style:justify-single-word="false" fo:orphans="2" fo:widows="2"/>
      <style:text-properties fo:font-variant="normal" fo:text-transform="none" fo:color="#1f1f1f" style:font-name="Google Sans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fo:orphans="2" fo:widows="2"/>
    </style:style>
    <style:style style:name="P5" style:family="paragraph" style:parent-style-name="Text_20_body" style:list-style-name="L11">
      <style:paragraph-properties fo:margin-top="0cm" fo:margin-bottom="0cm" fo:orphans="2" fo:widows="2"/>
    </style:style>
    <style:style style:name="P6" style:family="paragraph" style:parent-style-name="Text_20_body">
      <style:paragraph-properties fo:margin-top="0cm" fo:margin-bottom="0cm" fo:text-align="center" style:justify-single-word="false" fo:orphans="2" fo:widows="2"/>
    </style:style>
    <style:style style:name="P7" style:family="paragraph" style:parent-style-name="Standard">
      <style:paragraph-properties fo:margin-top="0cm" fo:margin-bottom="0cm" fo:orphans="2" fo:widows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1f1f1f" style:font-name="Google Sans" fo:font-size="12pt" fo:letter-spacing="normal" fo:font-style="normal"/>
    </style:style>
    <style:style style:name="T4" style:family="text">
      <style:text-properties fo:font-variant="normal" fo:text-transform="none" fo:color="#1f1f1f" style:font-name="Google Sans" fo:font-size="12pt" fo:letter-spacing="normal" fo:font-style="normal" fo:font-weight="bold"/>
    </style:style>
    <style:style style:name="T5" style:family="text">
      <style:text-properties fo:font-variant="normal" fo:text-transform="none" fo:color="#1f1f1f" style:font-name="Google San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f1f1f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fo:color="#1f1f1f" style:font-name="Google Sans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1f1f1f" fo:letter-spacing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4">Esercizio 2: Esempio di trasferimento file di grandi dimensioni 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1. Livello fisico:</text:span></text:span></text:p>
      <text:p text:style-name="P2">Il file viene trasferito fisicamente da un computrer all'altro tramite tramite fibra ottica.</text:p>
      <text:p text:style-name="P2"/>
      <text:p text:style-name="P4"><text:span text:style-name="Strong_20_Emphasis"><text:span text:style-name="T4">2. Livello di collegamento dati:</text:span></text:span></text:p>
      <text:p text:style-name="P4"><text:span text:style-name="T6">Il controllo di flusso assicura che il mittente non invii dati più velocemente di quanto il ricevente possa elaborarli. </text:span></text:p>
      <text:p text:style-name="P4"><text:span text:style-name="Strong_20_Emphasis"><text:span text:style-name="T6">In questo caso ipotizziamo un protocollo </text:span></text:span><text:span text:style-name="Strong_20_Emphasis"><text:span text:style-name="T3">FDDI (</text:span></text:span><text:span text:style-name="Strong_20_Emphasis"><text:span text:style-name="T4">Fiber Distributed Data Interface, Interfaccia dati distribuita in fibra): </text:span></text:span><text:span text:style-name="T6">Un protocollo di rete locale ad alta velocità che utilizza la fibra ottica</text:span> </text:p>
      <text:p text:style-name="P2"/>
      <text:p text:style-name="P4"><text:span text:style-name="Strong_20_Emphasis"><text:span text:style-name="T4">3. Livello di rete:</text:span></text:span></text:p>
      <text:p text:style-name="P2">I frame vengono indirizzati al destinatario corretto.</text:p>
      <text:p text:style-name="P2">Se necessario, i frame vengono suddivisi in pacchetti più piccoli per essere instradati attraverso reti diverse.</text:p>
      <text:p text:style-name="P2">I pacchetti vengono riassemblati al ricevimento.</text:p>
      <text:p text:style-name="P7"><text:span text:style-name="Strong_20_Emphasis"><text:span text:style-name="T7">Per questa applicazione è stata ipotizzato l'uso di un protocollo </text:span></text:span><text:span text:style-name="T5">IP (</text:span><text:span text:style-name="Strong_20_Emphasis"><text:span text:style-name="T4">Internet Protocol</text:span></text:span><text:span text:style-name="Strong_20_Emphasis"><text:span text:style-name="T5">)</text:span></text:span><text:span text:style-name="T6">è il protocollo di livello 3 più adatto per il trasferimento FDDI per diverse ragioni:</text:span></text:p>
      <text:list xml:id="list3067783044551656162" text:style-name="L9">
        <text:list-item>
          <text:p text:style-name="P1">È ampiamente supportato da una vasta gamma di dispositivi e sistemi operativi.</text:p>
        </text:list-item>
        <text:list-item>
          <text:p text:style-name="P3">Offre un routing efficiente e affidabile dei dati.</text:p>
        </text:list-item>
      </text:list>
      <text:p text:style-name="P2"/>
      <text:p text:style-name="P4"><text:span text:style-name="Strong_20_Emphasis"><text:span text:style-name="T4">4. Livello di trasporto:</text:span></text:span></text:p>
      <text:p text:style-name="P2">I pacchetti vengono segmentati in unità di dati più piccole, chiamate segmenti.</text:p>
      <text:p text:style-name="P2">Vengono aggiunti header e trailer per identificare il segmento e controllare gli errori. </text:p>
      <text:p text:style-name="P2"><text:span text:style-name="Strong_20_Emphasis"><text:span text:style-name="T1">In questo livello abbiamo optato per un protocollo </text:span></text:span><text:span text:style-name="Strong_20_Emphasis"><text:span text:style-name="T2">TCP (Transmission Control Protocol): </text:span></text:span>è un protocollo di trasporto affidabile che garantisce la consegna ordinata e senza errori dei dati. È la scelta migliore per il trasferimento FDDI di file di grandi dimensioni o dati critici.</text:p>
      <text:p text:style-name="P2"/>
      <text:p text:style-name="P4"><text:span text:style-name="Strong_20_Emphasis"><text:span text:style-name="T4">5. Livello di sessione:</text:span></text:span></text:p>
      <text:p text:style-name="P2">Viene stabilita una connessione tra il mittente e il ricevente.</text:p>
      <text:p text:style-name="P2">La connessione viene mantenuta durante il trasferimento del file.</text:p>
      <text:p text:style-name="P2">La connessione viene terminata al termine del trasferimento.</text:p>
      <text:p text:style-name="P2"><text:span text:style-name="Strong_20_Emphasis"><text:span text:style-name="T2">FTP (File Transfer Protocol):</text:span></text:span> Un protocollo standard per il trasferimento di file tra client e server. È la scelta più diffusa per il trasferimento di file di grandi dimensioni su Internet.</text:p>
      <text:list xml:id="list6624831891615178000" text:style-name="L11">
        <text:list-item>
          <text:p text:style-name="P5"><text:span text:style-name="Strong_20_Emphasis"><text:span text:style-name="T4">SCP (Secure Copy Protocol):</text:span></text:span><text:span text:style-name="T6"> Un protocollo sicuro per il trasferimento di file che utilizza la crittografia per proteggere i dati in transito.</text:span></text:p>
        </text:list-item>
      </text:list>
      <text:p text:style-name="P4"><text:span text:style-name="T6">Nell'applicazione in studio ho ipotizzato non si trattase di file ritenuti sicuri optando per un trasferimento tramite </text:span><text:span text:style-name="T5">FTP</text:span><text:span text:style-name="T6">.</text:span></text:p>
      <text:p text:style-name="P2"/>
      <text:p text:style-name="P4"><text:span text:style-name="Strong_20_Emphasis"><text:span text:style-name="T4">6. Livello di presentazione:</text:span></text:span></text:p>
      <text:p text:style-name="P2">I dati vengono formattati in modo che il ricevente possa leggerli.</text:p>
      <text:p text:style-name="P2">La codifica dei caratteri viene convertita se necessario.</text:p>
      <text:p text:style-name="P2">La compressione dei dati può essere utilizzata per ridurre le dimensioni del file.</text:p>
      <text:p text:style-name="P2"><text:span text:style-name="Strong_20_Emphasis"><text:span text:style-name="T1">In generale, il livello di presentazione non ha un ruolo significativo nel trasferimento di file di grandi dimensioni.</text:span></text:span> </text:p>
      <text:p text:style-name="P4"><text:span text:style-name="T6">Nel caso di studi ho optato per un protocollo </text:span><text:span text:style-name="Strong_20_Emphasis"><text:span text:style-name="T4">ASN.1 (Abstract Syntax Notation One):</text:span></text:span><text:span text:style-name="T8"> </text:span><text:span text:style-name="T6">Un formato standard per la codifica di dati strutturati. Può essere utilizzato per codificare metadati relativi a file di grandi dimensioni. </text:span></text:p>
      <text:p text:style-name="P4"><text:soft-page-break/><text:span text:style-name="T6">Un altro esempio di protocollo di livello 6 per il trasferimento di dati di grandi dimensioni è il </text:span><text:span text:style-name="Strong_20_Emphasis"><text:span text:style-name="T4">MIME (Multipurpose Internet Mail Extensions)</text:span></text:span><text:span text:style-name="Strong_20_Emphasis"><text:span text:style-name="T6">, più diffuso però per il traferimento tramite mail.</text:span></text:span></text:p>
      <text:p text:style-name="P4"><text:span text:style-name="Strong_20_Emphasis"><text:span text:style-name="T4">7. Livello applicativo:</text:span></text:span></text:p>
      <text:p text:style-name="P2">L'applicazione specifica (ad esempio, un programma di file sharing) gestisce il trasferimento del file.</text:p>
      <text:p text:style-name="P2">L'interfaccia utente fornisce all'utente un modo per selezionare il file da trasferire e specificare la destinazione. 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'Helvetica Neue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ardo Zanini</meta:initial-creator>
    <meta:creation-date>2024-03-06T19:17:00.47</meta:creation-date>
    <meta:document-statistic meta:table-count="0" meta:image-count="0" meta:object-count="0" meta:page-count="2" meta:paragraph-count="34" meta:word-count="497" meta:character-count="3219"/>
    <dc:date>2024-03-06T19:49:31.90</dc:date>
    <dc:creator>Riccardo Zanini</dc:creator>
    <meta:editing-duration>PT2M</meta:editing-duration>
    <meta:editing-cycles>1</meta:editing-cycles>
    <meta:generator>OpenOffice/4.1.10$Win32 OpenOffice.org_project/4110m2$Build-9807</meta:generator>
  </office:meta>
</office:document-meta>
</file>